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ff0000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>
          <style:column-sep style:width="0.002cm" style:color="#000000" style:height="100%"/>
          <style:column style:rel-width="4818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Corrigé de {nom_examen}</text:h>
      <text:p text:style-name="P2">{date_examen} <text:s/>{duree_examen}</text:p>
      <text:p text:style-name="Standard"/>
      <text:p text:style-name="P6">{message}</text:p>
      <text:p text:style-name="P1"/>
      <text:section text:style-name="Sect1" text:name="Section1">
        <text:p text:style-name="P5">[!-- BEGIN question --]<text:span text:style-name="T1">Question {numero} :</text:span> {texte} {image}</text:p>
        <text:p text:style-name="P5">[!-- BEGIN reponse --] <text:span text:style-name="T1">{lettre} : </text:span>{reponse} {case}</text:p>
        <text:p text:style-name="P5">[!-- END reponse --]</text:p>
        <text:p text:style-name="P5"><draw:line text:anchor-type="paragraph" draw:z-index="0" draw:style-name="gr1" draw:text-style-name="P8" svg:x1="0.049cm" svg:y1="0.129cm" svg:x2="9.001cm" svg:y2="0.129cm"><text:p/></draw:line></text:p>
        <text:p text:style-name="P5">[!-- END question --]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yril PIERRE de GEYERR</meta:initial-creator>
    <meta:creation-date>2008-09-02T10:04:05</meta:creation-date>
    <dc:date>2009-12-30T15:47:53</dc:date>
    <meta:editing-cycles>68</meta:editing-cycles>
    <meta:editing-duration>PT6H29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25" meta:character-count="218"/>
  </office:meta>
</office:document-meta>
</file>